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74984" officeooo:paragraph-rsid="0019cee2" style:font-name-asian="Times New Roman1" style:font-size-asian="15pt" style:language-asian="ru" style:country-asian="RU" style:font-name-complex="Times New Roman1" style:font-size-complex="15pt"/>
    </style:style>
    <style:style style:name="P2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a818b" officeooo:paragraph-rsid="0019cee2" style:font-name-asian="Times New Roman1" style:font-size-asian="15pt" style:language-asian="ru" style:country-asian="RU" style:font-name-complex="Times New Roman1" style:font-size-complex="15pt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style:page-number="auto" fo:background-color="transparent"/>
      <style:text-properties officeooo:paragraph-rsid="0019cee2"/>
    </style:style>
    <style:style style:name="P4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fo:font-weight="bold" officeooo:paragraph-rsid="0019cee2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officeooo:paragraph-rsid="0019cee2" style:letter-kerning="true" style:font-name-asian="Times New Roman1" style:font-size-asian="16pt" style:language-asian="ru" style:country-asian="RU" style:font-name-complex="Times New Roman1" style:font-size-complex="16pt"/>
    </style:style>
    <style:style style:name="P6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9cee2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9cee2" style:letter-kerning="true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9cee2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2pt" officeooo:paragraph-rsid="0019cee2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5pt" officeooo:paragraph-rsid="0019cee2" style:font-name-asian="Times New Roman1" style:font-size-asian="15pt" style:language-asian="ru" style:country-asian="RU" style:font-name-complex="Times New Roman1" style:font-size-complex="15pt"/>
    </style:style>
    <style:style style:name="P11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normal" officeooo:paragraph-rsid="0019cee2" style:letter-kerning="tru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2pt" officeooo:paragraph-rsid="0019cee2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6pt" officeooo:paragraph-rsid="0019cee2" style:font-name-asian="Times New Roman1" style:font-size-asian="16pt" style:language-asian="ru" style:country-asian="RU" style:font-name-complex="Times New Roman1" style:font-size-complex="16pt"/>
    </style:style>
    <style:style style:name="P14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color="#000000" style:font-name="Times New Roman" fo:font-size="16pt" fo:font-weight="bold" officeooo:paragraph-rsid="0019cee2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5" style:family="paragraph" style:parent-style-name="Standard">
      <style:paragraph-properties fo:margin-top="0cm" fo:margin-bottom="0cm" loext:contextual-spacing="true" fo:line-height="150%"/>
      <style:text-properties style:font-name="Times New Roman" fo:font-size="16pt" officeooo:paragraph-rsid="0019cee2" style:font-name-asian="Times New Roman1" style:font-size-asian="16pt" style:language-asian="ru" style:country-asian="RU" style:font-name-complex="Times New Roman1" style:font-size-complex="16pt"/>
    </style:style>
    <style:style style:name="P16" style:family="paragraph" style:parent-style-name="Standard">
      <style:paragraph-properties fo:margin-top="0cm" fo:margin-bottom="0.423cm" loext:contextual-spacing="true" fo:line-height="150%"/>
      <style:text-properties style:font-name="Times New Roman" fo:font-size="12pt" officeooo:paragraph-rsid="0019cee2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0cm" style:auto-text-indent="false" fo:background-color="transparent"/>
      <style:text-properties fo:color="#000000" style:font-name="Times New Roman" fo:font-size="15pt" officeooo:rsid="0019cee2" officeooo:paragraph-rsid="0019cee2" style:font-name-asian="Times New Roman1" style:font-size-asian="15pt" style:language-asian="ru" style:country-asian="RU" style:font-name-complex="Times New Roman1" style:font-size-complex="15pt"/>
    </style:style>
    <style:style style:name="T1" style:family="text">
      <style:text-properties officeooo:rsid="00174984"/>
    </style:style>
    <style:style style:name="T2" style:family="text">
      <style:text-properties fo:color="#000000" style:font-name="Times New Roman" fo:font-size="15pt" officeooo:rsid="00174984" style:font-name-asian="Times New Roman1" style:font-size-asian="15pt" style:language-asian="ru" style:country-asian="RU" style:font-name-complex="Times New Roman1" style:font-size-complex="15pt"/>
    </style:style>
    <style:style style:name="T3" style:family="text">
      <style:text-properties fo:color="#000000" style:font-name="Times New Roman" fo:font-size="15pt" officeooo:rsid="00197548" style:font-name-asian="Times New Roman1" style:font-size-asian="15pt" style:language-asian="ru" style:country-asian="RU" style:font-name-complex="Times New Roman1" style:font-size-complex="15pt"/>
    </style:style>
    <style:style style:name="T4" style:family="text">
      <style:text-properties fo:color="#000000" style:font-name="Times New Roman" fo:font-size="15pt" officeooo:rsid="0019cee2" style:font-name-asian="Times New Roman1" style:font-size-asian="15pt" style:language-asian="ru" style:country-asian="RU" style:font-name-complex="Times New Roman1" style:font-size-complex="15pt"/>
    </style:style>
    <style:style style:name="T5" style:family="text">
      <style:text-properties fo:color="#000000" style:font-name="Times New Roman" fo:font-size="15pt" officeooo:rsid="001a1c20" style:font-name-asian="Times New Roman1" style:font-size-asian="15pt" style:language-asian="ru" style:country-asian="RU" style:font-name-complex="Times New Roman1" style:font-size-complex="15pt"/>
    </style:style>
    <style:style style:name="T6" style:family="text">
      <style:text-properties officeooo:rsid="0019ce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МИНИСТЕРСТВО ЦИФРОВОГО РАЗВИТИЯ СВЯЗИ И МАССОВЫХ КОММУНИКАЦИЙ</text:h>
      <text:h text:style-name="P4" text:outline-level="1">Ордена Трудового Красного Знамени</text:h>
      <text:h text:style-name="P4" text:outline-level="1">Федеральное государственное бюджетное образовательное учреждение высшего образования</text:h>
      <text:h text:style-name="P4" text:outline-level="1">«Московский технический университет связи и информатики»</text:h>
      <text:h text:style-name="P5" text:outline-level="1">Кафедра «Информационные технологии»</text:h>
      <text:p text:style-name="P15"/>
      <text:h text:style-name="P6" text:outline-level="1"/>
      <text:h text:style-name="P6" text:outline-level="1"/>
      <text:h text:style-name="P6" text:outline-level="1"/>
      <text:h text:style-name="P6" text:outline-level="1">Отчет по лабораторной работе №<text:span text:style-name="T6">2</text:span></text:h>
      <text:h text:style-name="P7" text:outline-level="1">по дисциплине «Введение в информационные технологии» на тему:</text:h>
      <text:h text:style-name="P11" text:outline-level="1">«<text:span text:style-name="T6">Переводчик</text:span>»</text:h>
      <text:p text:style-name="P16"/>
      <text:p text:style-name="P16"/>
      <text:p text:style-name="P8"/>
      <text:p text:style-name="P8"><text:s text:c="74"/></text:p>
      <text:p text:style-name="P8"/>
      <text:p text:style-name="P8"><text:s text:c="75"/>Выполнил: <text:span text:style-name="T1">студент группы БВТ2104</text:span></text:p>
      <text:p text:style-name="P8"><text:s text:c="79"/><text:span text:style-name="T1">Бузаев Иван Александрович</text:span></text:p>
      <text:p text:style-name="P8"><text:s text:c="85"/>Проверил: Мкртчян Грач Маратович<text:tab/></text:p>
      <text:p text:style-name="P9"/>
      <text:p text:style-name="P12"/>
      <text:p text:style-name="P12"/>
      <text:p text:style-name="P12"/>
      <text:p text:style-name="P12"/>
      <text:p text:style-name="P12"/>
      <text:p text:style-name="P13">Москва</text:p>
      <text:p text:style-name="P10">2021</text:p>
      <text:p text:style-name="P3"><text:soft-page-break/><text:span text:style-name="T2">Цель: </text:span><text:span text:style-name="T3">создать </text:span><text:span text:style-name="T4">работающи</text:span><text:span text:style-name="T5">й </text:span><text:span text:style-name="T4">переводчик.</text:span></text:p>
      <text:p text:style-name="P2"/>
      <text:p text:style-name="P1">Выполнение работы:</text:p>
      <text:p text:style-name="P17">1. Интегрируем в python файл переводчик.</text:p>
      <text:p text:style-name="P17"/>
      <text:p text:style-name="P17">2. Настраиваем методы «post» и «get», создаем ключевые слова для конечного языка перевода, настраиваем обработку полученного сообщения и отправки обратно переведенного сообщения в html фай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19:54.538345368</meta:creation-date>
    <meta:generator>LibreOffice/6.4.7.2$Linux_X86_64 LibreOffice_project/40$Build-2</meta:generator>
    <dc:date>2021-11-26T13:51:57.640562647</dc:date>
    <meta:editing-duration>PT12M39S</meta:editing-duration>
    <meta:editing-cycles>2</meta:editing-cycles>
    <meta:document-statistic meta:table-count="0" meta:image-count="0" meta:object-count="0" meta:page-count="2" meta:paragraph-count="18" meta:word-count="91" meta:character-count="1070" meta:non-whitespace-character-count="682"/>
  </office:meta>
</office:document-meta>
</file>